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b8c05" officeooo:paragraph-rsid="001b8c0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ull References with Thread.setPriority()</text:p>
      <text:p text:style-name="P1"/>
      <text:p text:style-name="P1">A word of warning: if you are getting NullPointer exception inside setPriority, it is almost certainly because that thread has already died (i.e., exited its run() method). How might this happen? Here's an example:</text:p>
      <text:p text:style-name="P1"/>
      <text:p text:style-name="P1">Suppose your scheduler has a reference to the currently running job: currentJob, and a readyQ. A job (running at priority 5) invokes its Exit() method. That method (of the Scheduler class) contains code something like:</text:p>
      <text:p text:style-name="P1"/>
      <text:p text:style-name="P1"><text:s text:c="2"/>System.out.println("Job is exiting");</text:p>
      <text:p text:style-name="P1"><text:s text:c="2"/>currentJob = null; // I'm no longer running</text:p>
      <text:p text:style-name="P1"><text:s text:c="2"/>mySimulator.interrupt();</text:p>
      <text:p text:style-name="P1">Now suppose a timeout occurs just after that second line is executed. Now there'll be a null reference exception when the Simulator tries to execute this code:</text:p>
      <text:p text:style-name="P1"/>
      <text:p text:style-name="P1">currentJob.setPriority(1);</text:p>
      <text:p text:style-name="P1">An even more subtle problem can derive from how that interrupt() is handled. Suppose the scheduler code is just</text:p>
      <text:p text:style-name="P1"/>
      <text:p text:style-name="P1">System.out.println("Job is exiting");</text:p>
      <text:p text:style-name="P1">mySimulator.interrupt();</text:p>
      <text:p text:style-name="P1">Interrupts are not instantaneous, so possibly the Job thread will have terminated by the time the Simulator executes the same setPriority(1) call. Now there will be a null pointer exception *within* the code of setPriority().</text:p>
      <text:p text:style-name="P1"/>
      <text:p text:style-name="P1">The overall problem arises because we have two or more threads trying to manipulate the same variable (currentThread). In general, this is a bad idea, unless we synchronize access to that variable. If both Job theads and the Simulator can change currentJob, then all code where currentJob's value can be changed should be synchronized. That could be done via something like this:</text:p>
      <text:p text:style-name="P1"/>
      <text:p text:style-name="P1">synchronized (this) { // this == the Scheduler (or Simulator)</text:p>
      <text:p text:style-name="P1"><text:s text:c="2"/>System.out.println("Job is exiting");</text:p>
      <text:p text:style-name="P1"><text:s text:c="2"/>currentJob = null; // I'm no longer running</text:p>
      <text:p text:style-name="P1"><text:s text:c="2"/>mySimulator.interrupt();</text:p>
      <text:p text:style-name="P1"><text:s text:c="2"/>}</text:p>
      <text:p text:style-name="P1">Be careful you don't synchronize overly large blocks of code, or you can end up needlessly blocking other threads. I had only two sections of synchronized code, both fewer than four lines, in my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8T10:26:31.118144000</meta:creation-date>
    <dc:date>2015-06-28T10:26:55.346170000</dc:date>
    <meta:editing-duration>PT24S</meta:editing-duration>
    <meta:editing-cycles>1</meta:editing-cycles>
    <meta:document-statistic meta:table-count="0" meta:image-count="0" meta:object-count="0" meta:page-count="1" meta:paragraph-count="19" meta:word-count="291" meta:character-count="1921" meta:non-whitespace-character-count="1635"/>
    <meta:generator>LibreOffice/4.3.7.2$MacOSX_X86_64 LibreOffice_project/8a35821d8636a03b8bf4e15b48f59794652c68ba</meta:generator>
  </office:meta>
</office:document-meta>
</file>